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33ff99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eeeee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7cm" fo:min-width="2.326cm"/>
    </style:style>
    <style:style style:name="gr7" style:family="graphic" style:parent-style-name="standard">
      <style:graphic-properties draw:stroke="none" svg:stroke-color="#000000" draw:fill="none" draw:fill-color="#ffffff" fo:min-height="7.335cm"/>
    </style:style>
    <style:style style:name="gr8" style:family="graphic" style:parent-style-name="standard">
      <style:graphic-properties draw:stroke="none" svg:stroke-color="#000000" draw:fill="none" draw:fill-color="#ffffff" fo:min-height="2.4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8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3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6cm"/>
    </style:style>
    <style:style style:name="gr12" style:family="graphic" style:parent-style-name="standard">
      <style:graphic-properties draw:stroke="none" svg:stroke-color="#000000" draw:fill="none" draw:fill-color="#ffffff" fo:min-height="3.644cm"/>
    </style:style>
    <style:style style:name="gr13" style:family="graphic" style:parent-style-name="standard">
      <style:graphic-properties draw:stroke="none" svg:stroke-color="#000000" draw:fill="none" draw:fill-color="#ffffff" fo:min-height="1.967cm"/>
    </style:style>
    <style:style style:name="gr14" style:family="graphic" style:parent-style-name="objectwithoutfill">
      <style:graphic-properties draw:stroke="dash" draw:stroke-dash="Line_20_Style_20_9" draw:marker-end="Symmetric_20_Arrow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639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3.291cm"/>
    </style:style>
    <style:style style:name="gr18" style:family="graphic" style:parent-style-name="standard">
      <style:graphic-properties draw:stroke="none" svg:stroke-color="#000000" draw:fill="none" draw:fill-color="#ffffff" fo:min-height="4.335cm"/>
    </style:style>
    <style:style style:name="gr19" style:family="graphic" style:parent-style-name="standard">
      <style:graphic-properties draw:stroke="none" svg:stroke-color="#000000" draw:fill="none" draw:fill-color="#ffffff" fo:min-height="2.821cm"/>
    </style:style>
    <style:style style:name="gr20" style:family="graphic" style:parent-style-name="standard">
      <style:graphic-properties draw:stroke="none" svg:stroke-color="#000000" draw:fill="none" draw:fill-color="#ffffff" fo:min-height="1.333cm"/>
    </style:style>
    <style:style style:name="gr21" style:family="graphic" style:parent-style-name="standard">
      <style:graphic-properties draw:stroke="none" svg:stroke-color="#000000" draw:fill="none" draw:fill-color="#ffffff" fo:min-height="2.491cm"/>
    </style:style>
    <style:style style:name="gr22" style:family="graphic" style:parent-style-name="standard">
      <style:graphic-properties draw:stroke="none" svg:stroke-color="#000000" draw:fill="none" draw:fill-color="#ffffff" fo:min-height="1.274cm"/>
    </style:style>
    <style:style style:name="gr23" style:family="graphic" style:parent-style-name="standard">
      <style:graphic-properties draw:stroke="none" svg:stroke-color="#000000" draw:fill="none" draw:fill-color="#ffffff" fo:min-height="3.863cm"/>
    </style:style>
    <style:style style:name="gr24" style:family="graphic" style:parent-style-name="standard">
      <style:graphic-properties draw:stroke="none" svg:stroke-color="#000000" draw:fill="none" draw:fill-color="#ffffff" fo:min-height="3.3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3cm" fo:min-width="0cm"/>
    </style:style>
    <style:style style:name="gr26" style:family="graphic" style:parent-style-name="standard">
      <style:graphic-properties draw:stroke="none" svg:stroke-color="#000000" draw:fill="none" draw:fill-color="#ffffff" fo:min-height="3.802cm"/>
    </style:style>
    <style:style style:name="gr27" style:family="graphic" style:parent-style-name="standard">
      <style:graphic-properties draw:stroke="none" svg:stroke-color="#000000" draw:fill="none" draw:fill-color="#ffffff" fo:min-height="2.076cm"/>
    </style:style>
    <style:style style:name="gr28" style:family="graphic" style:parent-style-name="standard">
      <style:graphic-properties draw:stroke="none" svg:stroke-color="#000000" draw:fill="none" draw:fill-color="#ffffff" fo:min-height="0.47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FontAwesome" fo:font-size="60pt" style:font-family-asian="FontAwesome" style:font-size-asian="60pt" style:font-family-complex="FontAwesome" style:font-size-complex="6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top="0.102cm" fo:margin-bottom="0.102cm"/>
      <style:text-properties fo:font-size="10pt" style:font-size-asian="10pt" style:font-size-complex="10pt"/>
    </style:style>
    <style:style style:name="P6" style:family="paragraph">
      <style:text-properties fo:font-family="FontAwesome" style:font-pitch="variable" fo:font-size="60pt" style:font-size-asian="96pt" style:font-size-complex="96pt"/>
    </style:style>
    <style:style style:name="P7" style:family="paragraph">
      <style:text-properties fo:font-family="FontAwesome" style:font-pitch="variable" fo:font-size="60pt" style:font-size-asian="60pt" style:font-size-complex="60pt"/>
    </style:style>
    <style:style style:name="P8" style:family="paragraph">
      <style:paragraph-properties fo:margin-top="0.178cm" fo:margin-bottom="0.152cm"/>
      <style:text-properties fo:font-size="10pt" style:font-size-asian="10pt" style:font-size-complex="10pt"/>
    </style:style>
    <style:style style:name="P9" style:family="paragraph">
      <style:paragraph-properties fo:margin-top="0.178cm" fo:margin-bottom="0.152cm"/>
      <style:text-properties fo:font-family="FontAwesome" style:font-pitch="variable" fo:font-size="10pt" style:font-size-asian="10pt" style:font-size-complex="10pt"/>
    </style:style>
    <style:style style:name="P10" style:family="paragraph">
      <style:paragraph-properties fo:margin-top="0.102cm" fo:margin-bottom="0.102cm"/>
      <style:text-properties fo:font-family="FontAwesome" style:font-pitch="variable" fo:font-size="10pt" style:font-size-asian="10pt" style:font-size-complex="10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fo:font-family="FontAwesome" fo:font-size="60pt" fo:font-style="normal" fo:text-shadow="none" style:text-underline-style="none" fo:font-weight="normal" style:letter-kerning="true" style:font-family-asian="FontAwesome" style:font-size-asian="60pt" style:font-style-asian="normal" style:font-weight-asian="normal" style:font-family-complex="FontAwesome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FontAwesome" style:font-pitch="variable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family="FontAwesome" style:font-pitch="variable" fo:font-size="10pt" style:font-size-asian="10pt" style:font-size-complex="10pt"/>
    </style:style>
    <style:style style:name="T6" style:family="text">
      <style:text-properties fo:font-family="FontAwesome" style:font-pitch="variable" fo:font-size="60pt" style:font-size-asian="96pt" style:font-size-complex="96pt"/>
    </style:style>
    <style:style style:name="T7" style:family="text">
      <style:text-properties fo:font-family="FontAwesome" style:font-pitch="variable" fo:font-size="60pt" style:font-size-asian="60pt" style:font-size-complex="60pt"/>
    </style:style>
    <style:style style:name="T8" style:family="text">
      <style:text-properties fo:font-family="Arial" style:font-style-name="Italic" style:font-family-generic="swiss" style:font-pitch="variable" fo:font-size="10pt" style:font-size-asian="10pt" style:font-size-complex="10pt"/>
    </style:style>
    <style:style style:name="T9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5.94cm" svg:height="18.034cm" draw:transform="skewX (0.000872664625997) translate (1cm 1cm)">
          <text:p/>
        </draw:rect>
        <draw:rect draw:style-name="gr2" draw:text-style-name="P1" draw:layer="layout" svg:width="12.599cm" svg:height="9.556cm" draw:transform="skewX (0.0006981317007976) translate (14.341cm 11.033cm)">
          <text:p/>
        </draw:rect>
        <draw:rect draw:style-name="gr3" draw:text-style-name="P1" xml:id="id4" draw:id="id4" draw:layer="layout" svg:width="6.858cm" svg:height="3.667cm" svg:x="12.168cm" svg:y="4.445cm">
          <text:p/>
        </draw:rect>
        <draw:frame draw:style-name="gr4" draw:text-style-name="P3" draw:layer="layout" svg:width="3.124cm" svg:height="2.41cm" svg:x="1.359cm" svg:y="1.488cm">
          <draw:text-box>
            <text:p text:style-name="P2"><text:span text:style-name="T1"></text:span></text:p>
          </draw:text-box>
        </draw:frame>
        <draw:frame draw:style-name="gr5" draw:text-style-name="P4" draw:layer="layout" svg:width="1.772cm" svg:height="0.721cm" svg:x="1.649cm" svg:y="3.635cm">
          <draw:text-box>
            <text:p><text:span text:style-name="T2">project</text:span></text:p>
          </draw:text-box>
        </draw:frame>
        <draw:frame draw:style-name="gr6" draw:text-style-name="P5" draw:layer="layout" svg:width="2.826cm" svg:height="2.217cm" svg:x="5.367cm" svg:y="4.572cm">
          <draw:text-box>
            <text:p text:style-name="P5"><text:span text:style-name="T3"> </text:span><text:span text:style-name="T4">scenario #1</text:span></text:p>
            <text:p text:style-name="P5"><text:span text:style-name="T5"> </text:span><text:span text:style-name="T4">scenario #2</text:span></text:p>
            <text:p text:style-name="P5"><text:span text:style-name="T5"> </text:span><text:span text:style-name="T4">scenario #3</text:span></text:p>
            <text:p text:style-name="P5"><text:span text:style-name="T5"> </text:span><text:span text:style-name="T4">scenario #n</text:span></text:p>
          </draw:text-box>
        </draw:frame>
        <draw:frame draw:style-name="gr7" draw:text-style-name="P5" draw:layer="layout" svg:width="6.942cm" svg:height="7.585cm" svg:x="12.384cm" svg:y="4.572cm">
          <draw:text-box>
            <text:p text:style-name="P5"><text:span text:style-name="T5"></text:span><text:span text:style-name="T4"> </text:span><text:span text:style-name="T4">Competitive Incentive Spend</text:span></text:p>
            <text:p text:style-name="P5"><text:span text:style-name="T5"> </text:span><text:span text:style-name="T4">Competitive Intent</text:span></text:p>
            <text:p text:style-name="P5"><text:span text:style-name="T5"> </text:span><text:span text:style-name="T4">Competitive Marketshare</text:span></text:p>
            <text:p text:style-name="P5"><text:span text:style-name="T5"> </text:span><text:span text:style-name="T4">Competitive Product Lifecycle</text:span></text:p>
            <text:p text:style-name="P5"><text:span text:style-name="T5"> </text:span><text:span text:style-name="T4">Competitive Vehicle Price</text:span></text:p>
            <text:p text:style-name="P5"><text:span text:style-name="T4"/></text:p>
          </draw:text-box>
        </draw:frame>
        <draw:frame draw:style-name="gr8" draw:text-style-name="P6" draw:layer="layout" svg:width="3.175cm" svg:height="2.667cm" svg:x="14.03cm" svg:y="1.308cm">
          <draw:text-box>
            <text:p><text:span text:style-name="T6"></text:span></text:p>
          </draw:text-box>
        </draw:frame>
        <draw:frame draw:style-name="gr5" draw:text-style-name="P4" draw:layer="layout" svg:width="1.632cm" svg:height="0.721cm" svg:x="14.773cm" svg:y="3.648cm">
          <draw:text-box>
            <text:p><text:span text:style-name="T2">cubes</text:span></text:p>
          </draw:text-box>
        </draw:frame>
        <draw:frame draw:style-name="gr4" draw:text-style-name="P7" draw:layer="layout" svg:width="2.54cm" svg:height="2.41cm" svg:x="5.667cm" svg:y="1.261cm">
          <draw:text-box>
            <text:p><text:span text:style-name="T7"></text:span></text:p>
          </draw:text-box>
        </draw:frame>
        <draw:frame draw:style-name="gr9" xml:id="id3" draw:id="id3" draw:layer="layout" svg:width="2.314cm" svg:height="0.721cm" svg:x="5.566cm" svg:y="3.621cm">
          <draw:text-box>
            <text:p><text:span text:style-name="T2">scenarios</text:span></text:p>
          </draw:text-box>
        </draw:frame>
        <draw:frame draw:style-name="gr4" draw:text-style-name="P7" draw:layer="layout" svg:width="2.238cm" svg:height="2.41cm" svg:x="22.363cm" svg:y="1.154cm">
          <draw:text-box>
            <text:p><text:span text:style-name="T7"></text:span></text:p>
          </draw:text-box>
        </draw:frame>
        <draw:frame draw:style-name="gr10" draw:text-style-name="P4" draw:layer="layout" svg:width="3.863cm" svg:height="0.721cm" svg:x="21.675cm" svg:y="3.508cm">
          <draw:text-box>
            <text:p><text:span text:style-name="T2">analysis elements</text:span></text:p>
          </draw:text-box>
        </draw:frame>
        <draw:frame draw:style-name="gr4" draw:text-style-name="P7" draw:layer="layout" svg:width="2.667cm" svg:height="2.41cm" svg:x="10.115cm" svg:y="12.516cm">
          <draw:text-box>
            <text:p><text:span text:style-name="T7"></text:span></text:p>
          </draw:text-box>
        </draw:frame>
        <draw:frame draw:style-name="gr11" draw:text-style-name="P4" draw:layer="layout" svg:width="1.56cm" svg:height="0.721cm" svg:x="10.623cm" svg:y="14.533cm">
          <draw:text-box>
            <text:p><text:span text:style-name="T2">views</text:span></text:p>
          </draw:text-box>
        </draw:frame>
        <draw:frame draw:style-name="gr12" draw:text-style-name="P9" draw:layer="layout" svg:width="5.588cm" svg:height="3.894cm" svg:x="21.066cm" svg:y="4.472cm">
          <draw:text-box>
            <text:p text:style-name="P8"><text:span text:style-name="T5"> </text:span><text:span text:style-name="T8">Preloaded simulation</text:span></text:p>
            <text:p text:style-name="P8"><text:span text:style-name="T5"> </text:span><text:span text:style-name="T8">Preloaded simulation</text:span></text:p>
            <text:p text:style-name="P8"><text:span text:style-name="T5"> </text:span><text:span text:style-name="T8">Preloaded simulation</text:span></text:p>
            <text:p text:style-name="P8"><text:span text:style-name="T5"> </text:span><text:span text:style-name="T8">Preloaded simulation</text:span></text:p>
            <text:p text:style-name="P8"><text:span text:style-name="T5"> </text:span><text:span text:style-name="T8">Preloaded simulation</text:span></text:p>
            <text:p text:style-name="P8"><text:span text:style-name="T5"> </text:span><text:span text:style-name="T8">Preloaded simulation</text:span></text:p>
          </draw:text-box>
        </draw:frame>
        <draw:rect draw:style-name="gr3" draw:text-style-name="P1" xml:id="id2" draw:id="id2" draw:layer="layout" svg:width="2.667cm" svg:height="1.862cm" svg:x="10.107cm" svg:y="15.381cm">
          <text:p/>
        </draw:rect>
        <draw:frame draw:style-name="gr13" draw:text-style-name="P10" draw:layer="layout" svg:width="2.405cm" svg:height="2.217cm" svg:x="10.242cm" svg:y="15.484cm">
          <draw:text-box>
            <text:p text:style-name="P5"><text:span text:style-name="T5"> </text:span><text:span text:style-name="T8">view #1</text:span></text:p>
            <text:p text:style-name="P5"><text:span text:style-name="T5"> </text:span><text:span text:style-name="T8">view #2</text:span></text:p>
            <text:p text:style-name="P5"><text:span text:style-name="T5"> </text:span><text:span text:style-name="T8">view #n</text:span></text:p>
          </draw:text-box>
        </draw:frame>
        <draw:line draw:style-name="gr14" draw:text-style-name="P1" draw:layer="layout" svg:x1="18.272cm" svg:y1="5.353cm" svg:x2="21.066cm" svg:y2="5.353cm">
          <text:p/>
        </draw:line>
        <draw:line draw:style-name="gr14" draw:text-style-name="P1" draw:layer="layout" svg:x1="18.272cm" svg:y1="4.853cm" svg:x2="21.066cm" svg:y2="4.853cm">
          <text:p/>
        </draw:line>
        <draw:line draw:style-name="gr14" draw:text-style-name="P1" draw:layer="layout" svg:x1="18.272cm" svg:y1="5.953cm" svg:x2="21.066cm" svg:y2="5.953cm">
          <text:p/>
        </draw:line>
        <draw:line draw:style-name="gr14" draw:text-style-name="P1" draw:layer="layout" svg:x1="18.272cm" svg:y1="6.453cm" svg:x2="21.066cm" svg:y2="6.453cm">
          <text:p/>
        </draw:line>
        <draw:line draw:style-name="gr14" draw:text-style-name="P1" draw:layer="layout" svg:x1="18.272cm" svg:y1="7.053cm" svg:x2="21.066cm" svg:y2="7.053cm">
          <text:p/>
        </draw:line>
        <draw:line draw:style-name="gr14" draw:text-style-name="P1" draw:layer="layout" svg:x1="18.272cm" svg:y1="7.653cm" svg:x2="21.066cm" svg:y2="7.653cm">
          <text:p/>
        </draw:line>
        <draw:frame draw:style-name="gr15" draw:text-style-name="P5" xml:id="id1" draw:id="id1" draw:layer="layout" svg:width="3.335cm" svg:height="0.889cm" svg:x="12.389cm" svg:y="7.123cm">
          <draw:text-box>
            <text:p text:style-name="P5"><text:span text:style-name="T5"> </text:span><text:span text:style-name="T4">Floating Base</text:span></text:p>
          </draw:text-box>
        </draw:frame>
        <draw:connector draw:style-name="gr16" draw:text-style-name="P1" draw:layer="layout" draw:line-skew="-0.221cm 0cm 0.298cm" svg:x1="12.389cm" svg:y1="7.567cm" svg:x2="12.774cm" svg:y2="16.312cm" draw:start-shape="id1" draw:start-glue-point="3" draw:end-shape="id2" draw:end-glue-point="1" svg:d="M12389 7567h-721v4129h1905v4616h-799">
          <text:p/>
        </draw:connector>
        <draw:frame draw:style-name="gr17" draw:text-style-name="P11" draw:layer="layout" svg:width="4.13cm" svg:height="3.541cm" svg:x="1.315cm" svg:y="4.256cm">
          <draw:text-box>
            <text:p text:style-name="P11"><text:span text:style-name="T4">A </text:span><text:span text:style-name="T9">project</text:span><text:span text:style-name="T4"> is a folder which contains scenarios. A client can have one or more projects</text:span></text:p>
          </draw:text-box>
        </draw:frame>
        <draw:frame draw:style-name="gr18" draw:text-style-name="P11" draw:layer="layout" svg:width="5.407cm" svg:height="6.949cm" svg:x="5.372cm" svg:y="6.715cm">
          <draw:text-box>
            <text:p text:style-name="P11"><text:span text:style-name="T4">A </text:span><text:span text:style-name="T9">scenario</text:span><text:span text:style-name="T4"> is a set of instructions on how to manipulate the cubes. Each scenario can manipulate zero to all of the cubes.</text:span></text:p>
            <text:p text:style-name="P11"><text:span text:style-name="T4"/></text:p>
            <text:p text:style-name="P11"><text:span text:style-name="T4">Every scenario has <text:s/>a template. Currently there are two: </text:span><text:span text:style-name="T10">Strategy</text:span><text:span text:style-name="T4"> and </text:span><text:span text:style-name="T10">Action.</text:span><text:span text:style-name="T11"> The template determines the dimensions and values which are available for each analysis element </text:span></text:p>
            <text:p text:style-name="P11"><text:span text:style-name="T11"/></text:p>
            <text:p text:style-name="P11"><text:span text:style-name="T11">A ScenarioTemplate is a template for the simulation calculation.</text:span></text:p>
          </draw:text-box>
        </draw:frame>
        <draw:frame draw:style-name="gr19" draw:text-style-name="P11" draw:layer="layout" svg:width="7.133cm" svg:height="3.071cm" svg:x="12.272cm" svg:y="8.358cm">
          <draw:text-box>
            <text:p text:style-name="P11"><text:span text:style-name="T4">The </text:span><text:span text:style-name="T9">cubes</text:span><text:span text:style-name="T4"> are all the data related to a specific client. A </text:span><text:span text:style-name="T9">cube</text:span><text:span text:style-name="T4"> <text:s/>is a subsection of that data. Each cube can have one or more views. Each cube has one </text:span><text:span text:style-name="T12">active</text:span><text:span text:style-name="T4"> analysis element.</text:span></text:p>
          </draw:text-box>
        </draw:frame>
        <draw:frame draw:style-name="gr20" draw:text-style-name="P11" draw:layer="layout" svg:width="5.615cm" svg:height="1.583cm" svg:x="8.953cm" svg:y="17.37cm">
          <draw:text-box>
            <text:p text:style-name="P11"><text:span text:style-name="T4">A </text:span><text:span text:style-name="T9">view</text:span><text:span text:style-name="T4"> describes how a slice of data, represented by dimensions and filters, is to be displayed.</text:span></text:p>
          </draw:text-box>
        </draw:frame>
        <draw:frame draw:style-name="gr21" draw:text-style-name="P11" draw:layer="layout" svg:width="5.847cm" svg:height="2.741cm" svg:x="21.093cm" svg:y="8.292cm">
          <draw:text-box>
            <text:p text:style-name="P11"><text:span text:style-name="T4">An </text:span><text:span text:style-name="T9">analysis element</text:span><text:span text:style-name="T4"> is the active data within the cube. There can be one or more analysis elements within a cube, but only one can be active.</text:span></text:p>
          </draw:text-box>
        </draw:frame>
        <draw:frame draw:style-name="gr22" draw:layer="layout" svg:width="5.588cm" svg:height="1.524cm" svg:x="1.127cm" svg:y="19.18cm">
          <draw:text-box>
            <text:p>Application</text:p>
            <text:p><text:span text:style-name="T2">Version 2.2</text:span></text:p>
          </draw:text-box>
        </draw:frame>
        <draw:frame draw:style-name="gr23" draw:text-style-name="P11" draw:layer="layout" svg:width="3.556cm" svg:height="4.113cm" svg:x="1.254cm" svg:y="6.496cm">
          <draw:text-box>
            <text:p text:style-name="P11"><text:span text:style-name="T4">There is one “</text:span><text:span text:style-name="T10">Master Project”</text:span><text:span text:style-name="T4"> which contains the “</text:span><text:span text:style-name="T10">current plan of record</text:span><text:span text:style-name="T4">” which contains the unmodified “cubes” for any particular client</text:span></text:p>
          </draw:text-box>
        </draw:frame>
        <draw:g>
          <draw:frame draw:style-name="gr24" draw:text-style-name="P7" draw:layer="layout" svg:width="2.54cm" svg:height="3.563cm" svg:x="22.781cm" svg:y="11.374cm">
            <draw:text-box>
              <text:p><text:span text:style-name="T7"></text:span></text:p>
            </draw:text-box>
          </draw:frame>
          <draw:frame draw:style-name="gr25" draw:text-style-name="P4" draw:layer="layout" svg:width="3.175cm" svg:height="1.118cm" svg:x="22.654cm" svg:y="13.687cm">
            <draw:text-box>
              <text:p><text:span text:style-name="T2">calculation</text:span></text:p>
            </draw:text-box>
          </draw:frame>
          <draw:frame draw:style-name="gr26" draw:text-style-name="P11" draw:layer="layout" svg:width="6.096cm" svg:height="4.052cm" svg:x="21.079cm" svg:y="14.249cm">
            <draw:text-box>
              <text:p text:style-name="P11"><text:span text:style-name="T4">A calculation is when a scenario's cubes are processed through the client's model and the outputs (spend and KPI) are determined.</text:span></text:p>
              <text:p text:style-name="P11"><text:span text:style-name="T4"/></text:p>
              <text:p text:style-name="P11"><text:span text:style-name="T4">There are two types of calculation:</text:span></text:p>
              <text:p text:style-name="P11"><text:span text:style-name="T10">Optimization</text:span><text:span text:style-name="T4"> and </text:span><text:span text:style-name="T10">simulation</text:span><text:span text:style-name="T4">.</text:span></text:p>
            </draw:text-box>
          </draw:frame>
        </draw:g>
        <draw:g>
          <draw:frame draw:style-name="gr27" draw:text-style-name="P11" draw:layer="layout" svg:width="5.588cm" svg:height="2.326cm" svg:x="14.422cm" svg:y="18.54cm">
            <draw:text-box>
              <text:p text:style-name="P11"><text:span text:style-name="T4">A result is when one scenario's results is compared to another's, typically the current plan of record.</text:span></text:p>
            </draw:text-box>
          </draw:frame>
          <draw:frame draw:style-name="gr4" draw:text-style-name="P7" draw:layer="layout" svg:width="3.429cm" svg:height="2.41cm" svg:x="15.787cm" svg:y="15.695cm">
            <draw:text-box>
              <text:p><text:span text:style-name="T7"></text:span></text:p>
            </draw:text-box>
          </draw:frame>
          <draw:frame draw:style-name="gr28" draw:text-style-name="P4" draw:layer="layout" svg:width="3.048cm" svg:height="0.721cm" svg:x="16.027cm" svg:y="17.926cm">
            <draw:text-box>
              <text:p><text:span text:style-name="T2">results</text:span></text:p>
            </draw:text-box>
          </draw:frame>
        </draw:g>
        <draw:g>
          <draw:frame draw:style-name="gr28" draw:text-style-name="P4" draw:layer="layout" svg:width="1.27cm" svg:height="0.721cm" svg:x="16.322cm" svg:y="13.531cm">
            <draw:text-box>
              <text:p><text:span text:style-name="T2">edit</text:span></text:p>
            </draw:text-box>
          </draw:frame>
          <draw:frame draw:style-name="gr4" draw:text-style-name="P7" draw:layer="layout" svg:width="2.667cm" svg:height="2.41cm" svg:x="15.795cm" svg:y="11.214cm">
            <draw:text-box>
              <text:p><text:span text:style-name="T7"></text:span></text:p>
            </draw:text-box>
          </draw:frame>
          <draw:frame draw:style-name="gr29" draw:text-style-name="P11" draw:layer="layout" svg:width="4.994cm" svg:height="1.496cm" svg:x="14.757cm" svg:y="14.108cm">
            <draw:text-box>
              <text:p text:style-name="P11"><text:span text:style-name="T4">The data in an analysis element is edited to change economic inputs. <text:s/></text:span></text:p>
            </draw:text-box>
          </draw:frame>
        </draw:g>
        <draw:frame draw:style-name="gr30" draw:text-style-name="P12" draw:layer="layout" svg:width="3.093cm" svg:height="1.016cm" svg:x="18.692cm" svg:y="11.16cm">
          <draw:text-box>
            <text:p><text:span text:style-name="T13">Actions</text:span></text:p>
          </draw:text-box>
        </draw:frame>
        <draw:frame draw:style-name="gr31" draw:text-style-name="P12" draw:layer="layout" svg:width="3.556cm" svg:height="1.07cm" svg:x="1.154cm" svg:y="17.891cm">
          <draw:text-box>
            <text:p><text:span text:style-name="T13">Elements</text:span></text:p>
          </draw:text-box>
        </draw:frame>
        <draw:connector draw:style-name="gr16" draw:text-style-name="P1" draw:layer="layout" svg:x1="7.88cm" svg:y1="3.981cm" svg:x2="12.168cm" svg:y2="6.278cm" draw:start-shape="id3" draw:start-glue-point="1" draw:end-shape="id4" svg:d="M7880 3981h2144v2297h2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Gable</meta:initial-creator>
    <meta:creation-date>2015-02-03T17:23:14</meta:creation-date>
    <dc:date>2015-04-13T14:24:30</dc:date>
    <dc:creator>Mark Gable</dc:creator>
    <meta:editing-duration>P3DT13H30M56S</meta:editing-duration>
    <meta:editing-cycles>27</meta:editing-cycles>
    <meta:generator>OpenOffice/4.1.1$Unix OpenOffice.org_project/411m6$Build-9775</meta:generator>
    <meta:printed-by>Mark Gable</meta:printed-by>
    <meta:print-date>2015-02-18T11:19:38</meta:print-date>
    <meta:document-statistic meta:object-count="48"/>
  </office:meta>
</office:document-meta>
</file>